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9d4e9" style:font-size-asian="13pt" style:font-style-asian="italic" style:font-weight-asian="bold" style:font-size-complex="13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a5a27" style:font-size-asian="13pt" style:font-style-asian="italic" style:font-weight-asian="bold" style:font-size-complex="13pt" style:font-style-complex="italic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b530d" style:font-size-asian="13pt" style:font-style-asian="italic" style:font-weight-asian="bold" style:font-size-complex="13pt" style:font-style-complex="italic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d1ac4" style:font-size-asian="13pt" style:font-style-asian="italic" style:font-weight-asian="bold" style:font-size-complex="13pt" style:font-style-complex="italic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eb3fb" style:font-size-asian="13pt" style:font-style-asian="italic" style:font-weight-asian="bold" style:font-size-complex="13pt" style:font-style-complex="italic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0f7351" style:font-size-asian="13pt" style:font-style-asian="italic" style:font-weight-asian="bold" style:font-size-complex="13pt" style:font-style-complex="italic" style:font-weight-complex="bold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10a7cf" style:font-size-asian="13pt" style:font-style-asian="italic" style:font-weight-asian="bold" style:font-size-complex="13pt" style:font-style-complex="italic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bold" officeooo:rsid="0009d4e9" officeooo:paragraph-rsid="0014ab93" style:font-size-asian="13pt" style:font-style-asian="italic" style:font-weight-asian="bold" style:font-size-complex="13pt" style:font-style-complex="italic" style:font-weight-complex="bold"/>
    </style:style>
    <style:style style:name="P9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9d4e9" style:font-size-asian="13pt" style:font-style-asian="italic" style:font-weight-asian="normal" style:font-size-complex="13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a5a27" style:font-size-asian="13pt" style:font-style-asian="italic" style:font-weight-asian="normal" style:font-size-complex="13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b530d" style:font-size-asian="13pt" style:font-style-asian="italic" style:font-weight-asian="normal" style:font-size-complex="13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d1ac4" style:font-size-asian="13pt" style:font-style-asian="italic" style:font-weight-asian="normal" style:font-size-complex="13pt" style:font-style-complex="italic" style:font-weight-complex="normal"/>
    </style:style>
    <style:style style:name="P13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eb3fb" style:font-size-asian="13pt" style:font-style-asian="italic" style:font-weight-asian="normal" style:font-size-complex="13pt" style:font-style-complex="italic" style:font-weight-complex="normal"/>
    </style:style>
    <style:style style:name="P14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0f7351" style:font-size-asian="13pt" style:font-style-asian="italic" style:font-weight-asian="normal" style:font-size-complex="13pt" style:font-style-complex="italic" style:font-weight-complex="normal"/>
    </style:style>
    <style:style style:name="P15" style:family="paragraph" style:parent-style-name="Standard">
      <style:paragraph-properties fo:text-align="start" style:justify-single-word="false"/>
      <style:text-properties fo:color="#000000" style:font-name="Liberation Sans" fo:font-size="13pt" fo:font-style="italic" style:text-underline-style="solid" style:text-underline-width="auto" style:text-underline-color="font-color" fo:font-weight="normal" officeooo:rsid="0005c59b" officeooo:paragraph-rsid="0014ab93" style:font-size-asian="13pt" style:font-style-asian="italic" style:font-weight-asian="normal" style:font-size-complex="13pt" style:font-style-complex="italic" style:font-weight-complex="normal"/>
    </style:style>
    <style:style style:name="P16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9d4e9" style:font-size-asian="12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a5a27" style:font-size-asian="12pt" style:font-style-asian="normal" style:font-weight-asian="bold" style:font-size-complex="12pt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b530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d1ac4" style:font-size-asian="12pt" style:font-style-asian="normal" style:font-weight-asian="bold" style:font-size-complex="12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eb3fb" style:font-size-asian="12pt" style:font-style-asian="normal" style:font-weight-asian="bold" style:font-size-complex="12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f7351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14ab93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4dd4e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a5a27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b530d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d1ac4" style:font-size-asian="10.5pt" style:font-style-asian="normal" style:font-weight-asian="bold" style:font-size-complex="12pt" style:font-style-complex="normal" style:font-weight-complex="bold"/>
    </style:style>
    <style:style style:name="P27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eb3fb" style:font-size-asian="10.5pt" style:font-style-asian="normal" style:font-weight-asian="bold" style:font-size-complex="12pt" style:font-style-complex="normal" style:font-weight-complex="bold"/>
    </style:style>
    <style:style style:name="P28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0f7351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4dd4e" officeooo:paragraph-rsid="0014ab93" style:font-size-asian="10.5pt" style:font-style-asian="normal" style:font-weight-asian="bold" style:font-size-complex="12pt" style:font-style-complex="normal" style:font-weight-complex="bold"/>
    </style:style>
    <style:style style:name="P30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9d4e9" style:font-size-asian="10.5pt" style:font-style-asian="normal" style:font-weight-asian="bold" style:font-size-complex="12pt" style:font-style-complex="normal" style:font-weight-complex="bold"/>
    </style:style>
    <style:style style:name="P31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a5a27" style:font-size-asian="10.5pt" style:font-style-asian="normal" style:font-weight-asian="bold" style:font-size-complex="12pt" style:font-style-complex="normal" style:font-weight-complex="bold"/>
    </style:style>
    <style:style style:name="P32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b530d" style:font-size-asian="10.5pt" style:font-style-asian="normal" style:font-weight-asian="bold" style:font-size-complex="12pt" style:font-style-complex="normal" style:font-weight-complex="bold"/>
    </style:style>
    <style:style style:name="P33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d1ac4" style:font-size-asian="10.5pt" style:font-style-asian="normal" style:font-weight-asian="bold" style:font-size-complex="12pt" style:font-style-complex="normal" style:font-weight-complex="bold"/>
    </style:style>
    <style:style style:name="P34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eb3fb" style:font-size-asian="10.5pt" style:font-style-asian="normal" style:font-weight-asian="bold" style:font-size-complex="12pt" style:font-style-complex="normal" style:font-weight-complex="bold"/>
    </style:style>
    <style:style style:name="P35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0f7351" style:font-size-asian="10.5pt" style:font-style-asian="normal" style:font-weight-asian="bold" style:font-size-complex="12pt" style:font-style-complex="normal" style:font-weight-complex="bold"/>
    </style:style>
    <style:style style:name="P36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bold" officeooo:rsid="0009d4e9" officeooo:paragraph-rsid="0014ab93" style:font-size-asian="10.5pt" style:font-style-asian="normal" style:font-weight-asian="bold" style:font-size-complex="12pt" style:font-style-complex="normal" style:font-weight-complex="bold"/>
    </style:style>
    <style:style style:name="P37" style:family="paragraph" style:parent-style-name="Standard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4dd4e" officeooo:paragraph-rsid="000a5a27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Preformatted_20_Text">
      <style:paragraph-properties fo:text-align="center" style:justify-single-word="false"/>
      <style:text-properties style:font-name="Liberation Sans" fo:font-size="18pt" style:text-underline-style="none" fo:font-weight="bold" officeooo:rsid="0004dbec" officeooo:paragraph-rsid="0004dd4e" style:font-size-asian="18pt" style:font-weight-asian="bold" style:font-size-complex="18pt" style:font-weight-complex="bold"/>
    </style:style>
    <style:style style:name="P39" style:family="paragraph" style:parent-style-name="Preformatted_20_Text">
      <style:paragraph-properties fo:text-align="center" style:justify-single-word="false"/>
      <style:text-properties style:font-name="Liberation Sans" fo:font-size="18pt" style:text-underline-style="none" fo:font-weight="bold" officeooo:rsid="0004dd4e" officeooo:paragraph-rsid="0004dd4e" style:font-size-asian="18pt" style:font-weight-asian="bold" style:font-size-complex="18pt" style:font-weight-complex="bold"/>
    </style:style>
    <style:style style:name="P40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4dd4e" officeooo:paragraph-rsid="0004dd4e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a5a27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b530d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d1ac4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eb3fb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0f7351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Preformatted_20_Text">
      <style:paragraph-properties fo:text-align="start" style:justify-single-word="false"/>
      <style:text-properties fo:color="#000000" style:font-name="Liberation Sans" fo:font-size="12pt" fo:font-style="normal" style:text-underline-style="none" fo:font-weight="normal" officeooo:rsid="00067b33" officeooo:paragraph-rsid="0014ab93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Preformatted_20_Text">
      <style:paragraph-properties fo:text-align="start" style:justify-single-word="false"/>
      <style:text-properties fo:color="#000000" style:font-name="Liberation Sans" fo:font-size="13pt" fo:font-style="normal" style:text-underline-style="none" fo:font-weight="bold" officeooo:rsid="0004dd4e" officeooo:paragraph-rsid="000eb3fb" style:font-size-asian="13pt" style:font-style-asian="normal" style:font-weight-asian="bold" style:font-size-complex="13pt" style:font-style-complex="normal" style:font-weight-complex="bold"/>
    </style:style>
    <style:style style:name="P48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bold" officeooo:rsid="00067b33" officeooo:paragraph-rsid="0004dd4e" style:font-size-asian="10.5pt" style:font-style-asian="normal" style:font-weight-asian="bold" style:font-size-complex="12pt" style:font-style-complex="normal" style:font-weight-complex="bold"/>
    </style:style>
    <style:style style:name="P49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a5a27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b530d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d1ac4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eb3fb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0f7351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 fo:padding="0.074cm" fo:border-left="none" fo:border-right="none" fo:border-top="none" fo:border-bottom="0.06pt solid #000000" style:join-border="false"/>
      <style:text-properties fo:color="#000000" style:font-name="Liberation Sans" fo:font-size="12pt" fo:font-style="normal" style:text-underline-style="none" fo:font-weight="normal" officeooo:rsid="00067b33" officeooo:paragraph-rsid="0014ab93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04dd4e"/>
    </style:style>
    <style:style style:name="T2" style:family="text">
      <style:text-properties fo:font-size="12pt" fo:font-style="normal" style:text-underline-style="none" fo:font-weight="normal" style:font-size-asian="10.5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style:text-underline-style="none" fo:font-weight="normal" officeooo:rsid="0004dd4e" style:font-size-asian="10.5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style:text-underline-style="none" fo:font-weight="normal" officeooo:rsid="00067b33" style:font-size-asian="10.5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style:text-underline-style="none" fo:font-weight="normal" officeooo:rsid="000a5a27" style:font-size-asian="10.5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style:text-underline-style="none" fo:font-weight="normal" officeooo:rsid="000b530d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style:text-underline-style="none" fo:font-weight="normal" officeooo:rsid="000d1ac4" style:font-size-asian="10.5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style:text-underline-style="none" fo:font-weight="normal" officeooo:rsid="000eb3fb" style:font-size-asian="10.5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style:text-underline-style="none" fo:font-weight="normal" officeooo:rsid="000f7351" style:font-size-asian="10.5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size="12pt" fo:font-style="normal" style:text-underline-style="none" fo:font-weight="normal" officeooo:rsid="0010a7cf" style:font-size-asian="10.5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size="12pt" fo:font-style="normal" style:text-underline-style="none" fo:font-weight="normal" officeooo:rsid="0014ab93" style:font-size-asian="10.5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size="12pt" fo:font-style="normal" style:text-underline-style="none" style:font-size-asian="10.5pt" style:font-style-asian="normal" style:font-size-complex="12pt" style:font-style-complex="normal"/>
    </style:style>
    <style:style style:name="T13" style:family="text">
      <style:text-properties fo:font-size="12pt" fo:font-style="normal" style:text-underline-style="none" officeooo:rsid="0004dd4e" style:font-size-asian="10.5pt" style:font-style-asian="normal" style:font-size-complex="12pt" style:font-style-complex="normal"/>
    </style:style>
    <style:style style:name="T14" style:family="text">
      <style:text-properties fo:font-size="12pt" fo:font-style="normal" style:text-underline-style="none" officeooo:rsid="000eb3fb" style:font-size-asian="10.5pt" style:font-style-asian="normal" style:font-size-complex="12pt" style:font-style-complex="normal"/>
    </style:style>
    <style:style style:name="T15" style:family="text">
      <style:text-properties fo:color="#0000ff" fo:font-size="12pt" fo:font-style="normal" style:text-underline-style="none" officeooo:rsid="0004dd4e" style:font-size-asian="10.5pt" style:font-style-asian="normal" style:font-size-complex="12pt" style:font-style-complex="normal"/>
    </style:style>
    <style:style style:name="T16" style:family="text">
      <style:text-properties fo:color="#0000ff" fo:font-size="12pt" fo:font-style="normal" style:text-underline-style="none" officeooo:rsid="000a5a27" style:font-size-asian="10.5pt" style:font-style-asian="normal" style:font-size-complex="12pt" style:font-style-complex="normal"/>
    </style:style>
    <style:style style:name="T17" style:family="text">
      <style:text-properties fo:color="#0000ff" fo:font-size="12pt" fo:font-style="normal" style:text-underline-style="none" officeooo:rsid="00067b33" style:font-size-asian="10.5pt" style:font-style-asian="normal" style:font-size-complex="12pt" style:font-style-complex="normal"/>
    </style:style>
    <style:style style:name="T18" style:family="text">
      <style:text-properties fo:color="#0000ff" fo:font-size="12pt" fo:font-style="normal" style:text-underline-style="none" officeooo:rsid="000d1ac4" style:font-size-asian="10.5pt" style:font-style-asian="normal" style:font-size-complex="12pt" style:font-style-complex="normal"/>
    </style:style>
    <style:style style:name="T19" style:family="text">
      <style:text-properties fo:color="#0000ff" fo:font-size="12pt" fo:font-style="normal" style:text-underline-style="none" officeooo:rsid="000eb3fb" style:font-size-asian="10.5pt" style:font-style-asian="normal" style:font-size-complex="12pt" style:font-style-complex="normal"/>
    </style:style>
    <style:style style:name="T20" style:family="text">
      <style:text-properties fo:color="#0000ff" fo:font-size="12pt" fo:font-style="normal" style:text-underline-style="none" officeooo:rsid="000f7351" style:font-size-asian="10.5pt" style:font-style-asian="normal" style:font-size-complex="12pt" style:font-style-complex="normal"/>
    </style:style>
    <style:style style:name="T21" style:family="text">
      <style:text-properties fo:color="#0000ff" fo:font-size="12pt" fo:font-style="normal" style:text-underline-style="none" officeooo:rsid="0014ab93" style:font-size-asian="10.5pt" style:font-style-asian="normal" style:font-size-complex="12pt" style:font-style-complex="normal"/>
    </style:style>
    <style:style style:name="T22" style:family="text">
      <style:text-properties fo:color="#0000ff" style:text-line-through-style="none" style:text-line-through-type="none" fo:font-size="12pt" fo:font-style="normal" style:text-underline-style="none" officeooo:rsid="0004dd4e" style:font-size-asian="10.5pt" style:font-style-asian="normal" style:font-size-complex="12pt" style:font-style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Liste des <text:span text:style-name="T1">appels systèmes disponibles </text:span></text:p>
      <text:p text:style-name="P39">(côté utilisateur)</text:p>
      <text:p text:style-name="P39"/>
      <text:p text:style-name="P16">NAME</text:p>
      <text:p text:style-name="P9"><text:span text:style-name="T13"><text:tab/></text:span><text:span text:style-name="T15">Halt</text:span></text:p>
      <text:p text:style-name="P23"/>
      <text:p text:style-name="P1"><text:span text:style-name="T13">S</text:span><text:span text:style-name="T12">YNOPSIS</text:span></text:p>
      <text:p text:style-name="P1"><text:span text:style-name="T12"><text:tab/></text:span><text:span text:style-name="T2">void Halt() ;</text:span></text:p>
      <text:p text:style-name="P30"/>
      <text:p text:style-name="P30">DESCRIPTION</text:p>
      <text:p text:style-name="P1"><text:span text:style-name="T12"><text:tab/></text:span><text:span text:style-name="T3">Arrête l’exécution </text:span><text:span text:style-name="T4">courante.</text:span></text:p>
      <text:p text:style-name="P30"/>
      <text:p text:style-name="P30">RETURN VALUE</text:p>
      <text:p text:style-name="P1"><text:span text:style-name="T12"><text:tab/></text:span><text:span text:style-name="T5">La fonction Halt() n’a pas de valeur de retour.</text:span></text:p>
      <text:p text:style-name="P48"/>
      <text:p text:style-name="P40"/>
      <text:p text:style-name="P17">NAME</text:p>
      <text:p text:style-name="P10"><text:span text:style-name="T13"><text:tab/></text:span><text:span text:style-name="T22">PutChar</text:span></text:p>
      <text:p text:style-name="P37"/>
      <text:p text:style-name="P2"><text:span text:style-name="T13">S</text:span><text:span text:style-name="T12">YNOPSIS</text:span></text:p>
      <text:p text:style-name="P2"><text:span text:style-name="T12"><text:tab/></text:span><text:span text:style-name="T2">v</text:span><text:span text:style-name="T5">oid </text:span><text:span text:style-name="T3">PutChar(char c) ;</text:span></text:p>
      <text:p text:style-name="P31"/>
      <text:p text:style-name="P31">DESCRIPTION</text:p>
      <text:p text:style-name="P2"><text:span text:style-name="T12"><text:tab/></text:span><text:span text:style-name="T4">Écrit</text:span><text:span text:style-name="T3"> le caractère c sur la sortie </text:span><text:span text:style-name="T4">standard.</text:span></text:p>
      <text:p text:style-name="P31"/>
      <text:p text:style-name="P31">RETURN VALUE</text:p>
      <text:p text:style-name="P2"><text:span text:style-name="T12"><text:tab/></text:span><text:span text:style-name="T5">La fonction PutChar(char c) n’a pas de valeur de retour.</text:span></text:p>
      <text:p text:style-name="P49"/>
      <text:p text:style-name="P41"/>
      <text:p text:style-name="P17">NAME</text:p>
      <text:p text:style-name="P10"><text:span text:style-name="T13"><text:tab/></text:span><text:span text:style-name="T15">Put</text:span><text:span text:style-name="T16">String</text:span></text:p>
      <text:p text:style-name="P24"/>
      <text:p text:style-name="P2"><text:span text:style-name="T13">S</text:span><text:span text:style-name="T12">YNOPSIS</text:span></text:p>
      <text:p text:style-name="P2"><text:span text:style-name="T12"><text:tab/></text:span><text:span text:style-name="T2">v</text:span><text:span text:style-name="T5">oid </text:span><text:span text:style-name="T3">PutString(string s);</text:span></text:p>
      <text:p text:style-name="P31"/>
      <text:p text:style-name="P31">DESCRIPTION</text:p>
      <text:p text:style-name="P2"><text:span text:style-name="T12"><text:tab/></text:span><text:span text:style-name="T4">Écrit</text:span><text:span text:style-name="T3"> la </text:span><text:span text:style-name="T4">chaîne</text:span><text:span text:style-name="T3"> de caractère s sur la sortie </text:span><text:span text:style-name="T4">standard.</text:span></text:p>
      <text:p text:style-name="P31"/>
      <text:p text:style-name="P31">RETURN VALUE</text:p>
      <text:p text:style-name="P2"><text:span text:style-name="T12"><text:tab/></text:span><text:span text:style-name="T5">La fonction PutString(string s) n’a pas de valeur de retour.</text:span></text:p>
      <text:p text:style-name="P49"/>
      <text:p text:style-name="P41"/>
      <text:p text:style-name="P17">NAME</text:p>
      <text:p text:style-name="P10"><text:span text:style-name="T13"><text:tab/></text:span><text:span text:style-name="T15">Put</text:span><text:span text:style-name="T16">Int</text:span></text:p>
      <text:p text:style-name="P24"/>
      <text:p text:style-name="P2"><text:span text:style-name="T13">S</text:span><text:span text:style-name="T12">YNOPSIS</text:span></text:p>
      <text:p text:style-name="P2"><text:span text:style-name="T12"><text:tab/></text:span><text:span text:style-name="T2">v</text:span><text:span text:style-name="T5">oid </text:span><text:span text:style-name="T3">Put</text:span><text:span text:style-name="T5">Int(int i)</text:span><text:span text:style-name="T3">;</text:span></text:p>
      <text:p text:style-name="P31"/>
      <text:p text:style-name="P31">DESCRIPTION</text:p>
      <text:p text:style-name="P2"><text:span text:style-name="T12"><text:tab/></text:span><text:span text:style-name="T4">Écrit</text:span><text:span text:style-name="T3"> l’</text:span><text:span text:style-name="T4">entier</text:span><text:span text:style-name="T3"> </text:span><text:span text:style-name="T4">i</text:span><text:span text:style-name="T3"> sur la sortie </text:span><text:span text:style-name="T4">standard.</text:span></text:p>
      <text:p text:style-name="P31"><text:soft-page-break/></text:p>
      <text:p text:style-name="P31">RETURN VALUE</text:p>
      <text:p text:style-name="P3"><text:span text:style-name="T12"><text:tab/></text:span><text:span text:style-name="T5">La fonction </text:span><text:span text:style-name="T3">Put</text:span><text:span text:style-name="T5">Int(int i) n’a pas de valeur de retour.</text:span></text:p>
      <text:p text:style-name="P49"/>
      <text:p text:style-name="P41"/>
      <text:p text:style-name="P18">NAME</text:p>
      <text:p text:style-name="P11"><text:span text:style-name="T13"><text:tab/></text:span><text:span text:style-name="T17">Get</text:span><text:span text:style-name="T15">Char</text:span></text:p>
      <text:p text:style-name="P25"/>
      <text:p text:style-name="P3"><text:span text:style-name="T13">S</text:span><text:span text:style-name="T12">YNOPSIS</text:span></text:p>
      <text:p text:style-name="P3"><text:span text:style-name="T12"><text:tab/></text:span><text:span text:style-name="T2">c</text:span><text:span text:style-name="T6">har</text:span><text:span text:style-name="T5"> </text:span><text:span text:style-name="T4">Get</text:span><text:span text:style-name="T3">Char() ;</text:span></text:p>
      <text:p text:style-name="P32"/>
      <text:p text:style-name="P32">DESCRIPTION</text:p>
      <text:p text:style-name="P3"><text:span text:style-name="T12"><text:tab/></text:span><text:span text:style-name="T4">Renvoie</text:span><text:span text:style-name="T3"> le caractère </text:span><text:span text:style-name="T4">écrit sur l’entrée standard.</text:span></text:p>
      <text:p text:style-name="P32"/>
      <text:p text:style-name="P32">RETURN VALUE</text:p>
      <text:p text:style-name="P3"><text:span text:style-name="T12"><text:tab/></text:span><text:span text:style-name="T7">La valeur de retour est le caractère lu sur l’entrée standar</text:span><text:span text:style-name="T8">d</text:span></text:p>
      <text:p text:style-name="P50"/>
      <text:p text:style-name="P42"/>
      <text:p text:style-name="P19">NAME</text:p>
      <text:p text:style-name="P12"><text:span text:style-name="T13"><text:tab/></text:span><text:span text:style-name="T17">Get</text:span><text:span text:style-name="T18">String</text:span></text:p>
      <text:p text:style-name="P26"/>
      <text:p text:style-name="P4"><text:span text:style-name="T13">S</text:span><text:span text:style-name="T12">YNOPSIS</text:span></text:p>
      <text:p text:style-name="P7"><text:span text:style-name="T12"><text:tab/></text:span><text:span text:style-name="T7">void</text:span><text:span text:style-name="T5"> </text:span><text:span text:style-name="T4">Get</text:span><text:span text:style-name="T7">String</text:span><text:span text:style-name="T3">(</text:span><text:span text:style-name="T7">string s, int t</text:span><text:span text:style-name="T3">) ;</text:span><text:span text:style-name="T10">prendre un bain de bébé chien</text:span></text:p>
      <text:p text:style-name="P33"/>
      <text:p text:style-name="P33">DESCRIPTION</text:p>
      <text:p text:style-name="P4"><text:span text:style-name="T12"><text:tab/></text:span><text:span text:style-name="T4">Met</text:span><text:span text:style-name="T3"> l</text:span><text:span text:style-name="T4">a chaîne de</text:span><text:span text:style-name="T3"> caractère </text:span><text:span text:style-name="T4">de taille t</text:span><text:span text:style-name="T3"> </text:span><text:span text:style-name="T4">écrite sur l’entrée standard dans le String s.</text:span></text:p>
      <text:p text:style-name="P33"/>
      <text:p text:style-name="P33">RETURN VALUE</text:p>
      <text:p text:style-name="P6"><text:span text:style-name="T12"><text:tab/></text:span><text:span text:style-name="T5">La fonction </text:span><text:span text:style-name="T9">Get</text:span><text:span text:style-name="T5">String(string s, </text:span><text:span text:style-name="T9">int t</text:span><text:span text:style-name="T5">) n’a pas de valeur de retour.</text:span></text:p>
      <text:p text:style-name="P51"/>
      <text:p text:style-name="P43"/>
      <text:p text:style-name="P20">NAME</text:p>
      <text:p text:style-name="P13"><text:span text:style-name="T13"><text:tab/></text:span><text:span text:style-name="T19">GetInt</text:span></text:p>
      <text:p text:style-name="P27"/>
      <text:p text:style-name="P5"><text:span text:style-name="T13">S</text:span><text:span text:style-name="T12">YNOPSIS</text:span></text:p>
      <text:p text:style-name="P5"><text:span text:style-name="T12"><text:tab/></text:span><text:span text:style-name="T8">int</text:span><text:span text:style-name="T5"> </text:span><text:span text:style-name="T4">Get</text:span><text:span text:style-name="T8">Int</text:span><text:span text:style-name="T3">() ;</text:span></text:p>
      <text:p text:style-name="P34"/>
      <text:p text:style-name="P34">DESCRIPTION</text:p>
      <text:p text:style-name="P5"><text:span text:style-name="T12"><text:tab/></text:span><text:span text:style-name="T4">Renvoie</text:span><text:span text:style-name="T3"> l’</text:span><text:span text:style-name="T4">entier</text:span><text:span text:style-name="T3"> </text:span><text:span text:style-name="T4">écrit sur l’entrée stand art.</text:span></text:p>
      <text:p text:style-name="P34"/>
      <text:p text:style-name="P34">RETURN VALUE</text:p>
      <text:p text:style-name="P5"><text:span text:style-name="T12"><text:tab/></text:span><text:span text:style-name="T7">La valeur de retour est l’</text:span><text:span text:style-name="T8">entier</text:span><text:span text:style-name="T7"> lu sur l’entrée standar</text:span><text:span text:style-name="T8">d</text:span></text:p>
      <text:p text:style-name="P52"/>
      <text:p text:style-name="P44"/>
      <text:p text:style-name="P20">NAME</text:p>
      <text:p text:style-name="P13"><text:span text:style-name="T13"><text:tab/></text:span><text:span text:style-name="T17">UserThreadCreate</text:span></text:p>
      <text:p text:style-name="P27"/>
      <text:p text:style-name="P5"><text:span text:style-name="T13">S</text:span><text:span text:style-name="T12">YNOPSIS</text:span></text:p>
      <text:p text:style-name="P5"><text:span text:style-name="T12"><text:tab/></text:span><text:span text:style-name="T8">int</text:span><text:span text:style-name="T14"> </text:span><text:span text:style-name="T4">UserThreadCreate</text:span><text:span text:style-name="T3">(v</text:span><text:span text:style-name="T8">oid f(void *arg)</text:span><text:span text:style-name="T4">, </text:span><text:span text:style-name="T8">void</text:span><text:span text:style-name="T4"> *arg</text:span><text:span text:style-name="T3">) ;</text:span></text:p>
      <text:p text:style-name="P34"/>
      <text:p text:style-name="P34">DESCRIPTION</text:p>
      <text:p text:style-name="P5"><text:span text:style-name="T12"><text:tab/></text:span><text:span text:style-name="T4">Créé un thread qui exécutera la fonction pointée par f avec l’argument pointé par </text:span><text:soft-page-break/><text:span text:style-name="T4">arg.</text:span></text:p>
      <text:p text:style-name="P34"/>
      <text:p text:style-name="P34">RETURN VALUE</text:p>
      <text:p text:style-name="P5"><text:span text:style-name="T12"><text:tab/></text:span><text:span text:style-name="T4">Renvoie l’entier unique associé au thread créé.</text:span></text:p>
      <text:p text:style-name="P52"/>
      <text:p text:style-name="P47"/>
      <text:p text:style-name="P21">NAME</text:p>
      <text:p text:style-name="P14"><text:span text:style-name="T13"><text:tab/></text:span><text:span text:style-name="T17">UserThread</text:span><text:span text:style-name="T20">Exit</text:span></text:p>
      <text:p text:style-name="P28"/>
      <text:p text:style-name="P6"><text:span text:style-name="T13">S</text:span><text:span text:style-name="T12">YNOPSIS</text:span></text:p>
      <text:p text:style-name="P6"><text:span text:style-name="T12"><text:tab/></text:span><text:span text:style-name="T9">void</text:span><text:span text:style-name="T14"> </text:span><text:span text:style-name="T4">UserThread</text:span><text:span text:style-name="T9">Exit(</text:span><text:span text:style-name="T3">) ;</text:span></text:p>
      <text:p text:style-name="P35"/>
      <text:p text:style-name="P35">DESCRIPTION</text:p>
      <text:p text:style-name="P6"><text:span text:style-name="T12"><text:tab/></text:span><text:span text:style-name="T9">Place le thread courant dans un état « à détruire », la destruction se faisant par l’ordonnanceur.</text:span></text:p>
      <text:p text:style-name="P35"/>
      <text:p text:style-name="P35">RETURN VALUE</text:p>
      <text:p text:style-name="P6"><text:span text:style-name="T12"><text:tab/></text:span><text:span text:style-name="T5">La fonction </text:span><text:span text:style-name="T9">UserThreadExit()</text:span><text:span text:style-name="T5"> n’a pas de valeur de retour.</text:span></text:p>
      <text:p text:style-name="P53"/>
      <text:p text:style-name="P45"/>
      <text:p text:style-name="P21">NAME</text:p>
      <text:p text:style-name="P14"><text:span text:style-name="T13"><text:tab/></text:span><text:span text:style-name="T17">UserThread</text:span><text:span text:style-name="T20">Join</text:span></text:p>
      <text:p text:style-name="P28"/>
      <text:p text:style-name="P6"><text:span text:style-name="T13">S</text:span><text:span text:style-name="T12">YNOPSIS</text:span></text:p>
      <text:p text:style-name="P6"><text:span text:style-name="T12"><text:tab/></text:span><text:span text:style-name="T9">void </text:span><text:span text:style-name="T4">UserThreadJoin</text:span><text:span text:style-name="T3">(</text:span><text:span text:style-name="T4">int tid</text:span><text:span text:style-name="T3">)</text:span></text:p>
      <text:p text:style-name="P35"/>
      <text:p text:style-name="P35">DESCRIPTION</text:p>
      <text:p text:style-name="P7"><text:span text:style-name="T12"><text:tab/></text:span><text:span text:style-name="T4">Attend la terminaison du thread d’identifiant tid. </text:span></text:p>
      <text:p text:style-name="P35">RETURN VALUE</text:p>
      <text:p text:style-name="P6"><text:span text:style-name="T12"><text:tab/></text:span><text:span text:style-name="T5">La fonction </text:span><text:span text:style-name="T9">UserThreadJoin()</text:span><text:span text:style-name="T5"> n’a pas de valeur de retour.</text:span></text:p>
      <text:p text:style-name="P53"/>
      <text:p text:style-name="P45"/>
      <text:p text:style-name="P22">NAME</text:p>
      <text:p text:style-name="P15"><text:span text:style-name="T13"><text:tab/></text:span><text:span text:style-name="T21">ForkExec</text:span></text:p>
      <text:p text:style-name="P29"/>
      <text:p text:style-name="P8"><text:span text:style-name="T13">S</text:span><text:span text:style-name="T12">YNOPSIS</text:span></text:p>
      <text:p text:style-name="P8"><text:span text:style-name="T12"><text:tab/></text:span><text:span text:style-name="T11">int ForkExec(char* s)</text:span></text:p>
      <text:p text:style-name="P36"/>
      <text:p text:style-name="P36">DESCRIPTION</text:p>
      <text:p text:style-name="P8"><text:span text:style-name="T12"><text:tab/></text:span><text:span text:style-name="T11">ForkExec prend un nom de fichier exécutable et l'exécute sur un thread système.</text:span></text:p>
      <text:p text:style-name="P36">RETURN VALUE</text:p>
      <text:p text:style-name="P8"><text:span text:style-name="T12"><text:tab/></text:span><text:span text:style-name="T4">Renvoie l’entier unique associé au thread créé.</text:span></text:p>
      <text:p text:style-name="P54"/>
      <text:p text:style-name="P46"/>
      <text:p text:style-name="P4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2-22T10:25:54.217741689</dc:date>
    <meta:editing-duration>PT23M48S</meta:editing-duration>
    <meta:editing-cycles>8</meta:editing-cycles>
    <meta:document-statistic meta:table-count="0" meta:image-count="0" meta:object-count="0" meta:page-count="3" meta:paragraph-count="90" meta:word-count="333" meta:character-count="2150" meta:non-whitespace-character-count="1861"/>
  </office:meta>
</office:document-meta>
</file>